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fo:background-color="#FFFF00"/>
    </style:style>
    <style:style style:name="co1" style:family="table-column">
      <style:table-column-properties fo:break-before="auto" style:column-width="13.59958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1">
            <text:p>Вес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500" table:style-name="ce4">
            <text:p>500</text:p>
          </table:table-cell>
          <table:table-cell office:value-type="float" office:value="500" table:formula="of:=[.B2]" table:style-name="ce1">
            <text:p>5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50" table:formula="of:=[.B4]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200" table:formula="of:=[.B5]" table:style-name="ce1">
            <text:p>2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50" table:formula="of:=[.B7]" table:style-name="ce1">
            <text:p>15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.B9]" table:style-name="ce1">
            <text:p>2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10]" table:style-name="ce1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60" table:style-name="ce7">
            <text:p>60</text:p>
          </table:table-cell>
          <table:table-cell office:value-type="float" office:value="24" table:formula="of:=[.B11]*0.4" table:style-name="ce1">
            <text:p>24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19]" table:style-name="ce1">
            <text:p>4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50" table:formula="of:=[.B22]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30" table:style-name="ce4">
            <text:p>130</text:p>
          </table:table-cell>
          <table:table-cell office:value-type="float" office:value="130" table:formula="of:=[.B23]" table:style-name="ce1">
            <text:p>13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24]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25]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26]" table:style-name="ce1">
            <text:p>5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office:value-type="float" office:value="6" table:style-name="ce4">
            <text:p>6</text:p>
          </table:table-cell>
          <table:table-cell office:value-type="float" office:value="6" table:formula="of:=[.B29]" table:style-name="ce1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office:value-type="float" office:value="15" table:style-name="ce4">
            <text:p>15</text:p>
          </table:table-cell>
          <table:table-cell office:value-type="float" office:value="15" table:formula="of:=[.B30]" table:style-name="ce1">
            <text:p>1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32]" table:style-name="ce1">
            <text:p>4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[.B34]" table:style-name="ce1">
            <text:p>12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70" table:formula="of:=[.B35]" table:style-name="ce1">
            <text:p>7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.B37]" table:style-name="ce1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38]" table:style-name="ce1">
            <text:p>1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40]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41]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42]" table:style-name="ce1">
            <text:p>4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550" table:style-name="ce4">
            <text:p>550</text:p>
          </table:table-cell>
          <table:table-cell office:value-type="float" office:value="550" table:formula="of:=[.B43]" table:style-name="ce1">
            <text:p>5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500" table:style-name="ce4">
            <text:p>500</text:p>
          </table:table-cell>
          <table:table-cell office:value-type="float" office:value="500" table:formula="of:=[.B44]" table:style-name="ce1">
            <text:p>5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46]" table:style-name="ce1">
            <text:p>5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[.B48]" table:style-name="ce1">
            <text:p>1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.B51]" table:style-name="ce1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formula="of:=[.B52]" table:style-name="ce1">
            <text:p>8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[.B53]" table:style-name="ce1">
            <text:p>3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3591" table:formula="of:=SUM([.B2:.B53])" table:style-name="ce1">
            <text:p>3591</text:p>
          </table:table-cell>
          <table:table-cell office:value-type="float" office:value="3555" table:formula="of:=SUBTOTAL(9;[.C2:.C54])" table:style-name="ce1">
            <text:p>3555</text:p>
          </table:table-cell>
          <table:table-cell table:number-columns-repeated="1638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3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11-21T08:21:18Z</dc:date>
    <meta:editing-cycles>57</meta:editing-cycles>
    <meta:editing-duration>PT68857S</meta:editing-duration>
  </office:meta>
</office:document-meta>
</file>